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fa225" officeooo:paragraph-rsid="001fa2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la versión desarrollada de la sección (≈700 palabras) manteniendo el enfoque biológico pero introduciendo un tono lógico-filosófico que conecta con tu marco conceptual:</text:p>
      <text:p text:style-name="Horizontal_20_Line"/>
      <text:h text:style-name="Heading_20_3" text:outline-level="3">5 - La reproducción como procesador</text:h>
      <text:p text:style-name="Text_20_body">Hablemos del cambio.<text:line-break/>En la naturaleza, ninguna reproducción genera una copia perfecta. El hijo no es idéntico al padre; nunca lo es. A primera vista podrían parecer similares, incluso casi iguales, pero siempre existe una diferencia, por mínima que sea. En realidad, no existen dos individuos exactamente idénticos en ningún rincón de la biosfera. Este hecho, que a menudo damos por sentado, encierra un principio fundamental: la vida no repite, transforma.</text:p>
      <text:p text:style-name="Text_20_body">Cada individuo que surge representa una exploración nueva, un camino ligeramente distinto dentro del vasto espacio de posibilidades que ofrece la biología. Este principio no es menor. Si todos los organismos fueran copias exactas de un único modelo original, la vida quedaría atrapada en un callejón sin salida. Pero no: cada generación introduce una ligera variación, un matiz diferente, que abre la puerta a futuros imprevisibles.</text:p>
      <text:p text:style-name="Text_20_body">La reproducción, entonces, no se limita a clonar información genética. Hace algo mucho más sutil: la modifica. Y lo hace de manera controlada, siguiendo patrones y reglas que garantizan continuidad sin eliminar la posibilidad de novedad. En otras palabras, conserva lo esencial y cambia lo suficiente para permitir el progreso.</text:p>
      <text:p text:style-name="Text_20_body">Si pensamos en términos informáticos, podríamos comparar este proceso con un sistema que no solo copia datos, sino que también los procesa antes de generar una nueva versión. El ADN, lejos de ser un simple archivo estático, se comporta como un conjunto de instrucciones dinámicas que pueden combinarse, recombinarse y reinterpretarse en cada acto reproductivo.</text:p>
      <text:p text:style-name="Text_20_body">Esta capacidad de cambio metódico se evidencia, por ejemplo, en los mecanismos de recombinación genética, donde fragmentos de información provenientes de los progenitores se reorganizan para formar una secuencia única. Incluso en organismos que se reproducen de manera asexual, donde no hay intercambio de información entre dos individuos, surgen variaciones a través de mutaciones espontáneas, errores de copia o ajustes adaptativos. La biología parece insistir en una regla universal: nunca dos seres iguales, siempre una ligera diferencia.</text:p>
      <text:p text:style-name="Text_20_body">¿Y qué significa esto desde la perspectiva de un “sistema inteligente”? Significa que la reproducción cumple una función más amplia que la simple perpetuación: procesa información. Toma los datos existentes, los somete a un conjunto de operaciones precisas y genera una nueva configuración. Así, cada organismo no es solo una prolongación de la especie, sino también una propuesta diferente dentro de un proceso continuo de exploración.</text:p>
      <text:p text:style-name="Text_20_body">La idea se vuelve aún más interesante si pensamos en la reproducción como un procesador capaz de trabajar con un nivel de complejidad casi inconcebible. No hablamos de un chip de silicio que ejecuta millones de operaciones por segundo, sino de un mecanismo que, desde moléculas microscópicas, ha logrado construir toda la diversidad de formas de vida que conocemos. Cada célula que se divide, cada <text:soft-page-break/>gameto que se fusiona, cada mutación que se incorpora en el código genético, es una operación en esta gigantesca máquina de procesamiento biológico.</text:p>
      <text:p text:style-name="Text_20_body">Y lo hace siguiendo reglas precisas. No se trata de un caos absoluto. Las variaciones no son completamente aleatorias; están delimitadas por la estructura misma del ADN y por las condiciones que permiten la viabilidad del nuevo individuo. La vida experimenta, sí, pero lo hace dentro de un marco de coherencia. Podríamos decir que la reproducción actúa como un procesador con un algoritmo flexible: uno que permite desviaciones, pero que siempre garantiza que el resultado final siga siendo “vida”.</text:p>
      <text:p text:style-name="Text_20_body">Este punto nos invita a mirar la reproducción desde una perspectiva inédita: no como un mero medio para la continuidad biológica, sino como el mecanismo mediante el cual la información se transforma y se proyecta hacia nuevas posibilidades. El procesador de la vida no está hecho de transistores ni de circuitos, sino de genes, proteínas y moléculas capaces de generar diversidad a partir de continuidad.</text:p>
      <text:p text:style-name="Text_20_body">En definitiva, la reproducción no solo asegura que la vida siga existiendo. También garantiza que cambie, que se modifique, que avance hacia estados cada vez más complejos. Un procesador que trabaja a escala planetaria, cuyos resultados no se miden en operaciones por segundo, sino en la infinita variedad de formas que surgen en cada rincón de la Tierra.</text:p>
      <text:p text:style-name="Text_20_body"/>
      <text:p text:style-name="P1">En conclusion, la reproduccion es el procesador del sistema.</text:p>
      <text:p text:style-name="P1">Es lo que hace posible el cambio que permite al proceso avanzar hacia nuevos estados.</text:p>
      <text:p text:style-name="Text_20_body"/>
      <text:p text:style-name="Text_20_body"/>
      <text:p text:style-name="Horizontal_20_Line"/>
      <text:p text:style-name="Text_20_body"/>
      <text:p text:style-name="Text_20_body"/>
      <text:p text:style-name="Text_20_body">¿Quieres que la próxima sección empiece a relacionar este concepto de <text:span text:style-name="Strong_20_Emphasis">procesador biológico</text:span> con la idea de que la vida entera puede verse como un <text:span text:style-name="Strong_20_Emphasis">sistema lógico</text:span> que “piensa” a través de la evolución? ¿O prefieres una sección puente que siga explorando la analogía entre biología y computación antes de entrar en lo filosófic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1T10:04:36.567000000</meta:creation-date>
    <dc:date>2025-08-31T10:10:55.451000000</dc:date>
    <meta:editing-duration>PT6M19S</meta:editing-duration>
    <meta:editing-cycles>1</meta:editing-cycles>
    <meta:document-statistic meta:table-count="0" meta:image-count="0" meta:object-count="0" meta:page-count="2" meta:paragraph-count="15" meta:word-count="784" meta:character-count="5042" meta:non-whitespace-character-count="4273"/>
    <meta:generator>LibreOffice/7.3.5.2$Windows_X86_64 LibreOffice_project/184fe81b8c8c30d8b5082578aee2fed2ea847c01</meta:generator>
  </office:meta>
</office:document-meta>
</file>